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https://github.com/fokanendapascal/libraryOk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6:41:57.453949395</meta:creation-date>
    <dc:date>2025-01-17T16:42:55.261999500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48" meta:non-whitespace-character-count="48"/>
    <meta:generator>LibreOffice/7.3.7.2$Linux_X86_64 LibreOffice_project/30$Build-2</meta:generator>
  </office:meta>
</office:document-meta>
</file>